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351c" officeooo:paragraph-rsid="0003351c"/>
    </style:style>
    <style:style style:name="P2" style:family="paragraph" style:parent-style-name="Standard">
      <style:text-properties officeooo:rsid="0003351c" officeooo:paragraph-rsid="00033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ies ist ein Test</text:h>
      <text:p text:style-name="P1"/>
      <text:p text:style-name="P1">Lorem ipsum dolor sit amet, consetetur sadipscing elitr, sed diam nonumy eirmod tempor</text:p>
      <text:p text:style-name="P1">invidunt ut labore et dolore magna aliquyam erat, sed diam voluptua. At vero eos et</text:p>
      <text:p text:style-name="P1">accusam et justo duo dolores et ea rebum. Stet clita kasd gubergren, no sea takimata</text:p>
      <text:p text:style-name="P1">sanctus est Lorem ipsum dolor sit amet. Lorem ipsum dolor sit amet, consetetur</text:p>
      <text:p text:style-name="P1">sadipscing elitr, sed diam nonumy eirmod tempor invidunt ut labore et dolore magna</text:p>
      <text:p text:style-name="P1">aliquyam erat, sed diam voluptua. At vero eos et accusam et justo duo dolores et ea</text:p>
      <text:p text:style-name="P1">rebum. Stet clita kasd gubergren, no sea takimata sanctus est Lorem ipsum dolor sit</text:p>
      <text:p text:style-name="P1">amet. Lorem ipsum dolor sit amet, consetetur sadipscing elitr, sed diam nonumy eirmod</text:p>
      <text:p text:style-name="P1">tempor invidunt ut labore et dolore magna aliquyam erat, sed diam voluptua. At vero eos</text:p>
      <text:p text:style-name="P1">et accusam et justo duo dolores et ea rebum. Stet clita kasd gubergren, no sea takimata</text:p>
      <text:p text:style-name="P1">sanctus est Lorem ipsum dolor sit am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2:27:24.733573606</meta:creation-date>
    <dc:date>2020-04-30T18:26:58.990901515</dc:date>
    <meta:editing-duration>PT1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54" meta:character-count="894" meta:non-whitespace-character-count="752"/>
  </office:meta>
</office:document-meta>
</file>